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3" style:family="graphic" style:parent-style-name="objectwithoutfill">
      <style:graphic-properties svg:stroke-width="0.035cm" svg:stroke-color="#000000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15cm"/>
    </style:style>
    <style:style style:name="gr8" style:family="graphic">
      <style:graphic-properties style:protect="size"/>
    </style:style>
    <style:style style:name="pr1" style:family="presentation" style:parent-style-name="기본값-notes">
      <style:graphic-properties draw:fill-color="#ffffff" fo:min-height="12.572cm"/>
    </style:style>
    <style:style style:name="P1" style:family="paragraph">
      <loext:graphic-properties draw:fill="solid"/>
      <style:paragraph-properties fo:text-align="center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="none" draw:fill-color="#ffffff"/>
      <style:text-properties fo:font-size="14pt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fo:font-size="14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line draw:style-name="gr1" draw:text-style-name="P1" draw:layer="layout" svg:x1="4.8cm" svg:y1="2.4cm" svg:x2="4.8cm" svg:y2="10.1cm">
          <text:p/>
        </draw:line>
        <draw:line draw:style-name="gr1" draw:text-style-name="P1" draw:layer="layout" svg:x1="6.4cm" svg:y1="2.4cm" svg:x2="6.4cm" svg:y2="10.1cm">
          <text:p/>
        </draw:line>
        <draw:line draw:style-name="gr1" draw:text-style-name="P1" draw:layer="layout" svg:x1="8cm" svg:y1="2.4cm" svg:x2="8cm" svg:y2="10.1cm">
          <text:p/>
        </draw:line>
        <draw:line draw:style-name="gr1" draw:text-style-name="P1" draw:layer="layout" svg:x1="9.6cm" svg:y1="2.4cm" svg:x2="9.6cm" svg:y2="10.1cm">
          <text:p/>
        </draw:line>
        <draw:line draw:style-name="gr1" draw:text-style-name="P1" draw:layer="layout" svg:x1="11.2cm" svg:y1="2.4cm" svg:x2="11.2cm" svg:y2="10.1cm">
          <text:p/>
        </draw:line>
        <draw:custom-shape draw:style-name="gr2" draw:text-style-name="P3" draw:layer="layout" svg:width="1.6cm" svg:height="1.6cm" svg:x="4cm" svg:y="4.1cm">
          <text:p text:style-name="P2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cm" svg:height="1.6cm" svg:x="5.6cm" svg:y="4.1cm">
          <text:p text:style-name="P2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7.2cm" svg:y="4.1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8.8cm" svg:y="4.1cm">
          <text:p text:style-name="P2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10.4cm" svg:y="4.1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8cm" svg:y1="10.1cm" svg:x2="12.2cm" svg:y2="10.1cm">
          <text:p/>
        </draw:line>
        <draw:frame draw:style-name="gr4" draw:text-style-name="P4" draw:layer="layout" svg:width="4cm" svg:height="1.466cm" svg:x="6cm" svg:y="10.3cm">
          <draw:text-box>
            <text:p/>
          </draw:text-box>
        </draw:frame>
        <draw:frame draw:style-name="gr5" draw:text-style-name="P5" draw:layer="layout" svg:width="2.4cm" svg:height="0.971cm" svg:x="1.8cm" svg:y="9.585cm">
          <draw:text-box>
            <text:p text:style-name="P2"><text:span text:style-name="T2">수신</text:span><text:span text:style-name="T2">기</text:span></text:p>
          </draw:text-box>
        </draw:frame>
        <draw:custom-shape draw:style-name="gr2" draw:text-style-name="P3" draw:layer="layout" svg:width="1.6cm" svg:height="1.6cm" svg:x="4cm" svg:y="5.7cm">
          <text:p text:style-name="P2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5.6cm" svg:y="5.7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7.2cm" svg:y="5.7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8.8cm" svg:y="5.7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10.4cm" svg:y="5.7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8cm" svg:y1="2.4cm" svg:x2="12.2cm" svg:y2="2.4cm">
          <text:p/>
        </draw:line>
        <draw:frame draw:style-name="gr6" draw:text-style-name="P5" draw:layer="layout" svg:width="2.9cm" svg:height="0.971cm" svg:x="1.2cm" svg:y="1.9cm">
          <draw:text-box>
            <text:p text:style-name="P2"><text:span text:style-name="T2">X</text:span><text:span text:style-name="T2">선 </text:span><text:span text:style-name="T2">발생</text:span><text:span text:style-name="T2">기</text:span></text:p>
          </draw:text-box>
        </draw:frame>
        <draw:frame draw:style-name="gr6" draw:text-style-name="P6" draw:layer="layout" svg:width="1.6cm" svg:height="0.971cm" svg:x="3.869cm" svg:y="2.494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5.469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7.069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8.669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10.269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3.869cm" svg:y="10.096cm">
          <draw:text-box>
            <text:p text:style-name="P2"><text:span text:style-name="T1">30</text:span></text:p>
          </draw:text-box>
        </draw:frame>
        <draw:frame draw:style-name="gr6" draw:text-style-name="P6" draw:layer="layout" svg:width="1.6cm" svg:height="0.971cm" svg:x="5.469cm" svg:y="10.096cm">
          <draw:text-box>
            <text:p text:style-name="P2"><text:span text:style-name="T1">59</text:span></text:p>
          </draw:text-box>
        </draw:frame>
        <draw:frame draw:style-name="gr6" draw:text-style-name="P6" draw:layer="layout" svg:width="1.6cm" svg:height="0.971cm" svg:x="7.069cm" svg:y="10.096cm">
          <draw:text-box>
            <text:p text:style-name="P2"><text:span text:style-name="T1">83</text:span></text:p>
          </draw:text-box>
        </draw:frame>
        <draw:frame draw:style-name="gr6" draw:text-style-name="P6" draw:layer="layout" svg:width="1.6cm" svg:height="0.971cm" svg:x="8.669cm" svg:y="10.096cm">
          <draw:text-box>
            <text:p text:style-name="P2"><text:span text:style-name="T1">53</text:span></text:p>
          </draw:text-box>
        </draw:frame>
        <draw:frame draw:style-name="gr6" draw:text-style-name="P6" draw:layer="layout" svg:width="1.6cm" svg:height="0.971cm" svg:x="10.269cm" svg:y="10.096cm">
          <draw:text-box>
            <text:p text:style-name="P2"><text:span text:style-name="T1">80</text:span></text:p>
          </draw:text-box>
        </draw:frame>
        <draw:line draw:style-name="gr1" draw:text-style-name="P1" draw:layer="layout" svg:x1="16.709cm" svg:y1="2.4cm" svg:x2="16.709cm" svg:y2="10.1cm">
          <text:p/>
        </draw:line>
        <draw:line draw:style-name="gr1" draw:text-style-name="P1" draw:layer="layout" svg:x1="18.309cm" svg:y1="2.4cm" svg:x2="18.309cm" svg:y2="10.1cm">
          <text:p/>
        </draw:line>
        <draw:line draw:style-name="gr1" draw:text-style-name="P1" draw:layer="layout" svg:x1="19.909cm" svg:y1="2.4cm" svg:x2="19.909cm" svg:y2="10.1cm">
          <text:p/>
        </draw:line>
        <draw:line draw:style-name="gr1" draw:text-style-name="P1" draw:layer="layout" svg:x1="21.509cm" svg:y1="2.4cm" svg:x2="21.509cm" svg:y2="10.1cm">
          <text:p/>
        </draw:line>
        <draw:line draw:style-name="gr1" draw:text-style-name="P1" draw:layer="layout" svg:x1="23.109cm" svg:y1="2.4cm" svg:x2="23.109cm" svg:y2="10.1cm">
          <text:p/>
        </draw:line>
        <draw:custom-shape draw:style-name="gr2" draw:text-style-name="P3" draw:layer="layout" svg:width="1.6cm" svg:height="1.6cm" svg:x="15.909cm" svg:y="4.1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17.509cm" svg:y="4.1cm">
          <text:p text:style-name="P2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19.109cm" svg:y="4.1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20.709cm" svg:y="5.7cm">
          <text:p text:style-name="P2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22.309cm" svg:y="5.7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709cm" svg:y1="10.1cm" svg:x2="24.109cm" svg:y2="10.1cm">
          <text:p/>
        </draw:line>
        <draw:frame draw:style-name="gr4" draw:text-style-name="P4" draw:layer="layout" svg:width="4cm" svg:height="1.466cm" svg:x="17.909cm" svg:y="10.3cm">
          <draw:text-box>
            <text:p/>
          </draw:text-box>
        </draw:frame>
        <draw:frame draw:style-name="gr5" draw:text-style-name="P5" draw:layer="layout" svg:width="2.4cm" svg:height="0.971cm" svg:x="13.709cm" svg:y="9.585cm">
          <draw:text-box>
            <text:p text:style-name="P2"><text:span text:style-name="T2">수신</text:span><text:span text:style-name="T2">기</text:span></text:p>
          </draw:text-box>
        </draw:frame>
        <draw:custom-shape draw:style-name="gr2" draw:text-style-name="P3" draw:layer="layout" svg:width="1.6cm" svg:height="1.6cm" svg:x="15.909cm" svg:y="7.3cm">
          <text:p text:style-name="P2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17.509cm" svg:y="7.3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19.109cm" svg:y="7.3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20.709cm" svg:y="7.3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22.309cm" svg:y="7.3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709cm" svg:y1="2.4cm" svg:x2="24.109cm" svg:y2="2.4cm">
          <text:p/>
        </draw:line>
        <draw:frame draw:style-name="gr6" draw:text-style-name="P5" draw:layer="layout" svg:width="2.9cm" svg:height="0.971cm" svg:x="13.109cm" svg:y="1.9cm">
          <draw:text-box>
            <text:p text:style-name="P2"><text:span text:style-name="T2">X</text:span><text:span text:style-name="T2">선 </text:span><text:span text:style-name="T2">발생</text:span><text:span text:style-name="T2">기</text:span></text:p>
          </draw:text-box>
        </draw:frame>
        <draw:frame draw:style-name="gr6" draw:text-style-name="P6" draw:layer="layout" svg:width="1.6cm" svg:height="0.971cm" svg:x="15.778cm" svg:y="2.494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17.378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18.978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20.578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22.178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15.778cm" svg:y="10.096cm">
          <draw:text-box>
            <text:p text:style-name="P2"><text:span text:style-name="T1">30</text:span></text:p>
          </draw:text-box>
        </draw:frame>
        <draw:frame draw:style-name="gr6" draw:text-style-name="P6" draw:layer="layout" svg:width="1.6cm" svg:height="0.971cm" svg:x="17.378cm" svg:y="10.096cm">
          <draw:text-box>
            <text:p text:style-name="P2"><text:span text:style-name="T1">59</text:span></text:p>
          </draw:text-box>
        </draw:frame>
        <draw:frame draw:style-name="gr6" draw:text-style-name="P6" draw:layer="layout" svg:width="1.6cm" svg:height="0.971cm" svg:x="18.978cm" svg:y="10.096cm">
          <draw:text-box>
            <text:p text:style-name="P2"><text:span text:style-name="T1">83</text:span></text:p>
          </draw:text-box>
        </draw:frame>
        <draw:frame draw:style-name="gr6" draw:text-style-name="P6" draw:layer="layout" svg:width="1.6cm" svg:height="0.971cm" svg:x="20.578cm" svg:y="10.096cm">
          <draw:text-box>
            <text:p text:style-name="P2"><text:span text:style-name="T1">53</text:span></text:p>
          </draw:text-box>
        </draw:frame>
        <draw:frame draw:style-name="gr6" draw:text-style-name="P6" draw:layer="layout" svg:width="1.6cm" svg:height="0.971cm" svg:x="22.178cm" svg:y="10.096cm">
          <draw:text-box>
            <text:p text:style-name="P2"><text:span text:style-name="T1">80</text:span></text:p>
          </draw:text-box>
        </draw:frame>
        <draw:frame draw:style-name="gr7" draw:text-style-name="P7" draw:layer="layout" svg:width="1.2cm" svg:height="0.865cm" svg:x="7.4cm" svg:y="10.9cm">
          <draw:text-box>
            <text:p text:style-name="P2"><text:span text:style-name="T3">(a)</text:span></text:p>
          </draw:text-box>
        </draw:frame>
        <draw:frame draw:style-name="gr7" draw:text-style-name="P8" draw:layer="layout" svg:width="1.2cm" svg:height="0.865cm" svg:x="19.309cm" svg:y="10.901cm">
          <draw:text-box>
            <text:p text:style-name="P2"><text:span text:style-name="T3">(b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draw:line draw:style-name="gr1" draw:text-style-name="P1" draw:layer="layout" svg:x1="12.804cm" svg:y1="3.05cm" svg:x2="3.004cm" svg:y2="3.05cm">
          <text:p/>
        </draw:line>
        <draw:line draw:style-name="gr1" draw:text-style-name="P1" draw:layer="layout" svg:x1="12.804cm" svg:y1="4.65cm" svg:x2="3.004cm" svg:y2="4.65cm">
          <text:p/>
        </draw:line>
        <draw:line draw:style-name="gr1" draw:text-style-name="P1" draw:layer="layout" svg:x1="12.804cm" svg:y1="6.25cm" svg:x2="3.004cm" svg:y2="6.25cm">
          <text:p/>
        </draw:line>
        <draw:line draw:style-name="gr1" draw:text-style-name="P1" draw:layer="layout" svg:x1="12.804cm" svg:y1="7.85cm" svg:x2="3.004cm" svg:y2="7.85cm">
          <text:p/>
        </draw:line>
        <draw:line draw:style-name="gr1" draw:text-style-name="P1" draw:layer="layout" svg:x1="12.804cm" svg:y1="9.45cm" svg:x2="3.004cm" svg:y2="9.45cm">
          <text:p/>
        </draw:line>
        <draw:custom-shape draw:style-name="gr2" draw:text-style-name="P3" draw:layer="layout" svg:width="1.6cm" svg:height="1.6cm" svg:x="4cm" svg:y="4.1cm">
          <text:p text:style-name="P2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cm" svg:height="1.6cm" svg:x="5.6cm" svg:y="4.1cm">
          <text:p text:style-name="P2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7.2cm" svg:y="4.1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8.8cm" svg:y="4.1cm">
          <text:p text:style-name="P2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10.4cm" svg:y="4.1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10.4cm" svg:x2="3cm" svg:y2="2cm">
          <text:p/>
        </draw:line>
        <draw:frame draw:style-name="gr4" draw:text-style-name="P4" draw:layer="layout" svg:width="4cm" svg:height="1.466cm" svg:x="6cm" svg:y="10.3cm">
          <draw:text-box>
            <text:p/>
          </draw:text-box>
        </draw:frame>
        <draw:custom-shape draw:style-name="gr2" draw:text-style-name="P3" draw:layer="layout" svg:width="1.6cm" svg:height="1.6cm" svg:x="4cm" svg:y="5.7cm">
          <text:p text:style-name="P2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5.6cm" svg:y="5.7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7.2cm" svg:y="5.7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8.8cm" svg:y="5.7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10.4cm" svg:y="5.7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8cm" svg:y1="10.4cm" svg:x2="12.8cm" svg:y2="2cm">
          <text:p/>
        </draw:line>
        <draw:line draw:style-name="gr1" draw:text-style-name="P1" draw:layer="layout" svg:x1="24.781cm" svg:y1="3.05cm" svg:x2="14.981cm" svg:y2="3.05cm">
          <text:p/>
        </draw:line>
        <draw:line draw:style-name="gr1" draw:text-style-name="P1" draw:layer="layout" svg:x1="24.781cm" svg:y1="4.65cm" svg:x2="14.981cm" svg:y2="4.65cm">
          <text:p/>
        </draw:line>
        <draw:line draw:style-name="gr1" draw:text-style-name="P1" draw:layer="layout" svg:x1="24.781cm" svg:y1="6.25cm" svg:x2="14.981cm" svg:y2="6.25cm">
          <text:p/>
        </draw:line>
        <draw:line draw:style-name="gr1" draw:text-style-name="P1" draw:layer="layout" svg:x1="24.781cm" svg:y1="7.85cm" svg:x2="14.981cm" svg:y2="7.85cm">
          <text:p/>
        </draw:line>
        <draw:line draw:style-name="gr1" draw:text-style-name="P1" draw:layer="layout" svg:x1="24.781cm" svg:y1="9.45cm" svg:x2="14.981cm" svg:y2="9.45cm">
          <text:p/>
        </draw:line>
        <draw:custom-shape draw:style-name="gr2" draw:text-style-name="P3" draw:layer="layout" svg:width="1.6cm" svg:height="1.6cm" svg:x="15.909cm" svg:y="4.1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17.509cm" svg:y="4.1cm">
          <text:p text:style-name="P2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19.109cm" svg:y="4.1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20.709cm" svg:y="5.7cm">
          <text:p text:style-name="P2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22.309cm" svg:y="5.7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cm" svg:y1="10.4cm" svg:x2="15cm" svg:y2="2cm">
          <text:p/>
        </draw:line>
        <draw:frame draw:style-name="gr4" draw:text-style-name="P4" draw:layer="layout" svg:width="4cm" svg:height="1.466cm" svg:x="17.909cm" svg:y="10.3cm">
          <draw:text-box>
            <text:p/>
          </draw:text-box>
        </draw:frame>
        <draw:custom-shape draw:style-name="gr2" draw:text-style-name="P3" draw:layer="layout" svg:width="1.6cm" svg:height="1.6cm" svg:x="15.909cm" svg:y="7.3cm">
          <text:p text:style-name="P2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17.509cm" svg:y="7.3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19.109cm" svg:y="7.3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20.709cm" svg:y="7.3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22.309cm" svg:y="7.3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4.8cm" svg:y1="10.6cm" svg:x2="24.8cm" svg:y2="2.2cm">
          <text:p/>
        </draw:line>
        <draw:frame draw:style-name="gr7" draw:text-style-name="P7" draw:layer="layout" svg:width="1.2cm" svg:height="0.865cm" svg:x="7.4cm" svg:y="10.9cm">
          <draw:text-box>
            <text:p text:style-name="P2"><text:span text:style-name="T3">(a)</text:span></text:p>
          </draw:text-box>
        </draw:frame>
        <draw:frame draw:style-name="gr7" draw:text-style-name="P8" draw:layer="layout" svg:width="1.2cm" svg:height="0.865cm" svg:x="19.309cm" svg:y="10.901cm">
          <draw:text-box>
            <text:p text:style-name="P2"><text:span text:style-name="T3">(b)</text:span></text:p>
          </draw:text-box>
        </draw:frame>
        <draw:frame draw:style-name="gr6" draw:text-style-name="P5" draw:layer="layout" svg:width="2.9cm" svg:height="0.971cm" svg:x="10.209cm" svg:y="1.201cm">
          <draw:text-box>
            <text:p text:style-name="P2"><text:span text:style-name="T2">X</text:span><text:span text:style-name="T2">선 </text:span><text:span text:style-name="T2">발생</text:span><text:span text:style-name="T2">기</text:span></text:p>
          </draw:text-box>
        </draw:frame>
        <draw:frame draw:style-name="gr5" draw:text-style-name="P5" draw:layer="layout" svg:width="2.4cm" svg:height="0.971cm" svg:x="2.5cm" svg:y="1.086cm">
          <draw:text-box>
            <text:p text:style-name="P2"><text:span text:style-name="T2">수신기</text:span></text:p>
          </draw:text-box>
        </draw:frame>
        <draw:frame draw:style-name="gr6" draw:text-style-name="P6" draw:layer="layout" svg:width="1.6cm" svg:height="0.971cm" svg:x="1.669cm" svg:y="2.6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1.669cm" svg:y="4.296cm">
          <draw:text-box>
            <text:p text:style-name="P2"><text:span text:style-name="T1">5</text:span></text:p>
          </draw:text-box>
        </draw:frame>
        <draw:frame draw:style-name="gr6" draw:text-style-name="P6" draw:layer="layout" svg:width="1.6cm" svg:height="0.971cm" svg:x="1.669cm" svg:y="5.896cm">
          <draw:text-box>
            <text:p text:style-name="P2"><text:span text:style-name="T1">0</text:span></text:p>
          </draw:text-box>
        </draw:frame>
        <draw:frame draw:style-name="gr6" draw:text-style-name="P6" draw:layer="layout" svg:width="1.6cm" svg:height="0.971cm" svg:x="1.669cm" svg:y="7.496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1.669cm" svg:y="9.096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13.669cm" svg:y="2.6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13.669cm" svg:y="4.296cm">
          <draw:text-box>
            <text:p text:style-name="P2"><text:span text:style-name="T1">57</text:span></text:p>
          </draw:text-box>
        </draw:frame>
        <draw:frame draw:style-name="gr6" draw:text-style-name="P6" draw:layer="layout" svg:width="1.6cm" svg:height="0.971cm" svg:x="13.669cm" svg:y="5.896cm">
          <draw:text-box>
            <text:p text:style-name="P2"><text:span text:style-name="T1">48</text:span></text:p>
          </draw:text-box>
        </draw:frame>
        <draw:frame draw:style-name="gr6" draw:text-style-name="P6" draw:layer="layout" svg:width="1.6cm" svg:height="0.971cm" svg:x="13.669cm" svg:y="7.496cm">
          <draw:text-box>
            <text:p text:style-name="P2"><text:span text:style-name="T1">0</text:span></text:p>
          </draw:text-box>
        </draw:frame>
        <draw:frame draw:style-name="gr6" draw:text-style-name="P6" draw:layer="layout" svg:width="1.6cm" svg:height="0.971cm" svg:x="13.669cm" svg:y="9.096cm">
          <draw:text-box>
            <text:p text:style-name="P2"><text:span text:style-name="T1">100</text:span></text:p>
          </draw:text-box>
        </draw:frame>
        <draw:frame draw:style-name="gr6" draw:text-style-name="P5" draw:layer="layout" svg:width="2.9cm" svg:height="0.971cm" svg:x="22.21cm" svg:y="1.401cm">
          <draw:text-box>
            <text:p text:style-name="P2"><text:span text:style-name="T2">X</text:span><text:span text:style-name="T2">선 </text:span><text:span text:style-name="T2">발생</text:span><text:span text:style-name="T2">기</text:span></text:p>
          </draw:text-box>
        </draw:frame>
        <draw:frame draw:style-name="gr5" draw:text-style-name="P5" draw:layer="layout" svg:width="2.4cm" svg:height="0.971cm" svg:x="14.501cm" svg:y="1.086cm">
          <draw:text-box>
            <text:p text:style-name="P2"><text:span text:style-name="T2">수신</text:span><text:span text:style-name="T2">기</text:span></text:p>
          </draw:text-box>
        </draw:frame>
        <presentation:notes draw:style-name="dp1">
          <draw:page-thumbnail draw:style-name="gr8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  <style:font-face style:name="나눔고딕" svg:font-family="나눔고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나눔고딕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397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기본값-title" draw:layer="backgroundobjects" svg:width="18.624cm" svg:height="10.476cm" svg:x="1.482cm" svg:y="2.123cm" presentation:class="page"/>
        <draw:frame presentation:style-name="기본값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23:28:16.318052647</meta:creation-date>
    <dc:date>2019-11-28T06:29:43.087497774</dc:date>
    <meta:editing-duration>PT3H37M24S</meta:editing-duration>
    <meta:editing-cycles>18</meta:editing-cycles>
    <meta:generator>LibreOffice/6.1.5.2$Linux_X86_64 LibreOffice_project/10$Build-2</meta:generator>
    <meta:document-statistic meta:object-count="139"/>
  </office:meta>
</office:document-meta>
</file>